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style:font-name="Arial Black" fo:font-size="10pt" style:font-size-asian="10pt" style:font-size-complex="10pt"/>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0" style:family="paragraph" style:parent-style-name="Table_20_Contents">
      <style:text-properties style:use-window-font-color="true" fo:font-size="10pt" style:font-size-asian="10pt" style:font-size-complex="10pt"/>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Code">
      <style:text-properties fo:font-size="12pt" fo:font-weight="bold" style:font-size-asian="12pt" style:font-weight-asian="bold" style:font-size-complex="12pt" style:font-weight-complex="bold"/>
    </style:style>
    <style:style style:name="P33" style:family="paragraph" style:parent-style-name="Code">
      <style:paragraph-properties fo:text-align="justify" style:justify-single-word="false"/>
    </style:style>
    <style:style style:name="P34" style:family="paragraph" style:parent-style-name="Code">
      <style:text-properties style:font-name="Times New Roman" fo:font-size="14pt" style:font-name-asian="SimSun" style:font-size-asian="14pt" style:font-name-complex="Mangal" style:font-size-complex="14pt"/>
    </style:style>
    <style:style style:name="P35" style:family="paragraph" style:parent-style-name="Code">
      <style:text-properties style:text-underline-style="solid" style:text-underline-type="double" style:text-underline-width="auto" style:text-underline-color="font-color"/>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Text_20_body">
      <style:paragraph-properties fo:break-before="pag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7.0602in" style:type="right" style:leader-style="dotted" style:leader-text="."/>
        </style:tab-stops>
      </style:paragraph-properties>
    </style:style>
    <style:style style:name="P40" style:family="paragraph" style:parent-style-name="Contents_20_2">
      <style:paragraph-properties>
        <style:tab-stops>
          <style:tab-stop style:position="6.8839in" style:type="right"/>
        </style:tab-stops>
      </style:paragraph-properties>
    </style:style>
    <style:style style:name="P41" style:family="paragraph" style:parent-style-name="Index_20_1">
      <style:paragraph-properties>
        <style:tab-stops>
          <style:tab-stop style:position="7.0807in" style:type="right"/>
        </style:tab-stops>
      </style:paragraph-properties>
    </style:style>
    <style:style style:name="P42" style:family="paragraph" style:parent-style-name="Index_20_Separator">
      <style:paragraph-properties>
        <style:tab-stops/>
      </style:paragraph-properties>
    </style:style>
    <style:style style:name="P43" style:family="paragraph" style:parent-style-name="Heading_20_1">
      <style:paragraph-properties fo:text-align="justify" style:justify-single-word="false"/>
    </style:style>
    <style:style style:name="P44" style:family="paragraph" style:parent-style-name="Heading_20_1">
      <style:paragraph-properties fo:break-before="page"/>
    </style:style>
    <style:style style:name="P45" style:family="paragraph" style:parent-style-name="Text_20_body" style:master-page-name="Standard">
      <style:paragraph-properties style:page-numb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8">
      <style:paragraph-properties fo:text-align="justify" style:justify-single-word="false"/>
    </style:style>
    <style:style style:name="P52" style:family="paragraph" style:parent-style-name="Text_20_body" style:list-style-name="L10">
      <style:paragraph-properties fo:text-align="justify" style:justify-single-word="false"/>
    </style:style>
    <style:style style:name="P53" style:family="paragraph" style:parent-style-name="Text_20_body" style:list-style-name="L11">
      <style:paragraph-properties fo:text-align="justify" style:justify-single-word="false"/>
    </style:style>
    <style:style style:name="P54" style:family="paragraph" style:parent-style-name="Text_20_body" style:list-style-name="L12">
      <style:paragraph-properties fo:text-align="justify" style:justify-single-word="false"/>
    </style:style>
    <style:style style:name="P55" style:family="paragraph" style:parent-style-name="Text_20_body" style:list-style-name="L13">
      <style:paragraph-properties fo:text-align="justify" style:justify-single-word="false"/>
    </style:style>
    <style:style style:name="P56" style:family="paragraph" style:parent-style-name="Text_20_body" style:list-style-name="L14">
      <style:paragraph-properties fo:text-align="justify" style:justify-single-word="false"/>
    </style:style>
    <style:style style:name="P57" style:family="paragraph" style:parent-style-name="Text_20_body" style:list-style-name="L15">
      <style:paragraph-properties fo:text-align="justify" style:justify-single-word="false"/>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8, 2015</text:p>
      <text:p text:style-name="P2">Covering fOOrth version 0.0.3</text:p>
      <text:p text:style-name="P2">Status: Unpublished.</text:p>
      <text:p text:style-name="Text_20_body"/>
      <text:p text:style-name="Text_20_body"/>
      <text:p text:style-name="Text_20_body"/>
      <text:p text:style-name="P3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8">Table of Contents</text:p>
          </text:index-title>
          <text:p text:style-name="P39">The MIT License (MIT).<text:tab/>5</text:p>
          <text:p text:style-name="P39">Introduction<text:tab/>6</text:p>
          <text:p text:style-name="P40">About the name fOOrth<text:tab/>6</text:p>
          <text:p text:style-name="P40">How fOOrth came to be<text:tab/>6</text:p>
          <text:p text:style-name="P40">Goals and Principles<text:tab/>7</text:p>
          <text:p text:style-name="P40">Report Card<text:tab/>8</text:p>
          <text:p text:style-name="P40">Special Note of Thanks<text:tab/>9</text:p>
          <text:p text:style-name="P39">Installation<text:tab/>10</text:p>
          <text:p text:style-name="P40">Ruby<text:tab/>10</text:p>
          <text:p text:style-name="P40">fOOrth<text:tab/>10</text:p>
          <text:p text:style-name="P40">Running fOOrth<text:tab/>11</text:p>
          <text:p text:style-name="P40">Source Archive<text:tab/>11</text:p>
          <text:p text:style-name="P39">First Steps<text:tab/>12</text:p>
          <text:p text:style-name="P39">The Syntax and Style of fOOrth<text:tab/>14</text:p>
          <text:p text:style-name="P40">Syntax<text:tab/>14</text:p>
          <text:p text:style-name="P40">Spaces<text:tab/>14</text:p>
          <text:p text:style-name="P40">Comments<text:tab/>14</text:p>
          <text:p text:style-name="P40">String Literals<text:tab/>14</text:p>
          <text:p text:style-name="P40">Numeric Literals<text:tab/>15</text:p>
          <text:p text:style-name="P39">A fOOrth Calculator<text:tab/>16</text:p>
          <text:p text:style-name="P40">The Basics<text:tab/>16</text:p>
          <text:p text:style-name="P40">Stack Manipulation<text:tab/>17</text:p>
          <text:p text:style-name="P40">Programming<text:tab/>19</text:p>
          <text:p text:style-name="P40">Control Structures<text:tab/>20</text:p>
          <text:p text:style-name="P40">Data Memory<text:tab/>24</text:p>
          <text:p text:style-name="P39">Data Storage in fOOrth<text:tab/>25</text:p>
          <text:p text:style-name="P40">Typing<text:tab/>25</text:p>
          <text:p text:style-name="P40">Declarations<text:tab/>25</text:p>
          <text:p text:style-name="P40">Scoping<text:tab/>25</text:p>
          <text:p text:style-name="P40">Referencing<text:tab/>26</text:p>
          <text:p text:style-name="P40">Mutation<text:tab/>27</text:p>
          <text:p text:style-name="P39">The Class Tree<text:tab/>28</text:p>
          <text:p text:style-name="P40">A Brief Overview<text:tab/>28</text:p>
          <text:p text:style-name="P39">Method Mapping<text:tab/>30</text:p>
          <text:p text:style-name="P39">Routing<text:tab/>31</text:p>
          <text:p text:style-name="P40">Routing Internals<text:tab/>32</text:p>
          <text:p text:style-name="P39">Handling Exceptions<text:tab/>34</text:p>
          <text:p text:style-name="P40">fOOrth Native Exception Codes:<text:tab/>34</text:p>
          <text:p text:style-name="P39">Array<text:tab/>35</text:p>
          <text:p text:style-name="P40">Array Literals<text:tab/>35</text:p>
          <text:p text:style-name="P40">Class Methods<text:tab/>35</text:p>
          <text:p text:style-name="P40">Instance Methods<text:tab/>35</text:p>
          <text:p text:style-name="P40">See Also<text:tab/>35</text:p>
          <text:p text:style-name="P39">Class<text:tab/>36</text:p>
          <text:p text:style-name="P40">Instance Methods<text:tab/>36</text:p>
          <text:p text:style-name="P40">See Also<text:tab/>36</text:p>
          <text:p text:style-name="P39">Complex<text:tab/>37</text:p>
          <text:p text:style-name="P40">Complex Literals<text:tab/>37</text:p>
          <text:p text:style-name="P40">Instance Methods<text:tab/>38</text:p>
          <text:p text:style-name="P40">Instance Stubs<text:tab/>38</text:p>
          <text:p text:style-name="P40">See Also<text:tab/>38</text:p>
          <text:p text:style-name="P39">Exception<text:tab/>39</text:p>
          <text:p text:style-name="P39">FalseClass<text:tab/>40</text:p>
          <text:p text:style-name="P40">Instance Methods<text:tab/>40</text:p>
          <text:p text:style-name="P40">See Also<text:tab/>40</text:p>
          <text:p text:style-name="P39">Float<text:tab/>42</text:p>
          <text:p text:style-name="P40">Float Literals<text:tab/>42</text:p>
          <text:p text:style-name="P40">See Also<text:tab/>42</text:p>
          <text:p text:style-name="P39">Hash<text:tab/>43</text:p>
          <text:p text:style-name="P40">Hash Literals<text:tab/>43</text:p>
          <text:p text:style-name="P40">Instance Methods<text:tab/>43</text:p>
          <text:p text:style-name="P40">See Also<text:tab/>43</text:p>
          <text:p text:style-name="P39">InStream<text:tab/>44</text:p>
          <text:p text:style-name="P40">Class Methods<text:tab/>44</text:p>
          <text:p text:style-name="P40">Instance Methods<text:tab/>44</text:p>
          <text:p text:style-name="P40">See Also<text:tab/>44</text:p>
          <text:p text:style-name="P39">Integer<text:tab/>45</text:p>
          <text:p text:style-name="P40">Integer Literals<text:tab/>45</text:p>
          <text:p text:style-name="P40">Instance Methods<text:tab/>45</text:p>
          <text:p text:style-name="P40">See Also<text:tab/>45</text:p>
          <text:p text:style-name="P39">MaxNumeric<text:tab/>47</text:p>
          <text:p text:style-name="P39">MinNumeric<text:tab/>48</text:p>
          <text:p text:style-name="P39">NilClass<text:tab/>49</text:p>
          <text:p text:style-name="P40">Instance Methods<text:tab/>49</text:p>
          <text:p text:style-name="P40">See Also<text:tab/>49</text:p>
          <text:p text:style-name="P39">Numeric<text:tab/>50</text:p>
          <text:p text:style-name="P40">Instance Methods<text:tab/>50</text:p>
          <text:p text:style-name="P40">See Also<text:tab/>50</text:p>
          <text:p text:style-name="P39">Object<text:tab/>51</text:p>
          <text:p text:style-name="P40">Instance Methods<text:tab/>51</text:p>
          <text:p text:style-name="P40">See Also<text:tab/>60</text:p>
          <text:p text:style-name="P39">OutStream<text:tab/>61</text:p>
          <text:p text:style-name="P40">Class Methods<text:tab/>61</text:p>
          <text:p text:style-name="P40"><text:soft-page-break/>Instance Methods<text:tab/>61</text:p>
          <text:p text:style-name="P40">Class Stubs<text:tab/>61</text:p>
          <text:p text:style-name="P40">See Also<text:tab/>61</text:p>
          <text:p text:style-name="P39">Procedure<text:tab/>62</text:p>
          <text:p text:style-name="P40">Procedure Literals<text:tab/>62</text:p>
          <text:p text:style-name="P40">Instance Methods<text:tab/>62</text:p>
          <text:p text:style-name="P40">See Also<text:tab/>62</text:p>
          <text:p text:style-name="P39">Queue<text:tab/>63</text:p>
          <text:p text:style-name="P40">Instance Methods<text:tab/>63</text:p>
          <text:p text:style-name="P40">See Also<text:tab/>63</text:p>
          <text:p text:style-name="P39">Rational<text:tab/>64</text:p>
          <text:p text:style-name="P40">Rational Literals<text:tab/>64</text:p>
          <text:p text:style-name="P40">Instance Methods<text:tab/>64</text:p>
          <text:p text:style-name="P40">See Also<text:tab/>65</text:p>
          <text:p text:style-name="P39">Stack<text:tab/>66</text:p>
          <text:p text:style-name="P40">Instance Methods<text:tab/>66</text:p>
          <text:p text:style-name="P40">See Also<text:tab/>66</text:p>
          <text:p text:style-name="P39">String<text:tab/>67</text:p>
          <text:p text:style-name="P40">String Literals<text:tab/>67</text:p>
          <text:p text:style-name="P40">Instance Methods<text:tab/>67</text:p>
          <text:p text:style-name="P40">See Also<text:tab/>67</text:p>
          <text:p text:style-name="P39">Thread<text:tab/>68</text:p>
          <text:p text:style-name="P40">Class Methods<text:tab/>68</text:p>
          <text:p text:style-name="P40">Instance Methods<text:tab/>68</text:p>
          <text:p text:style-name="P40">See Also<text:tab/>68</text:p>
          <text:p text:style-name="P39">TrueClass<text:tab/>69</text:p>
          <text:p text:style-name="P40">See Also<text:tab/>69</text:p>
          <text:p text:style-name="P39">VirtualMachine<text:tab/>70</text:p>
          <text:p text:style-name="P40">Instance Methods<text:tab/>70</text:p>
          <text:p text:style-name="P40">Commands<text:tab/>72</text:p>
          <text:p text:style-name="P40">See Also<text:tab/>73</text:p>
          <text:p text:style-name="P39">Appendix A – Symbol Glossary<text:tab/>74</text:p>
          <text:p text:style-name="P39">Appendix B – Regular Expressions<text:tab/>76</text:p>
          <text:p text:style-name="P39">Edit History:<text:tab/>78</text:p>
        </text:index-body>
      </text:table-of-content>
      <text:p text:style-name="Text_20_body"/>
      <text:h text:style-name="P44"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3"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947175407944399551" text:style-name="L1">
        <text:list-item>
          <text:p text:style-name="P46">A Simple, Easy-to-Understand syntax that is none the less, Expressive and Compact:</text:p>
        </text:list-item>
      </text:list>
      <text:list xml:id="list8216839004158305248" text:style-name="L2">
        <text:list-item>
          <text:list>
            <text:list-item>
              <text:p text:style-name="P47">Source code in fOOrth is free-form with no line oriented limitations or rules.</text:p>
            </text:list-item>
            <text:list-item>
              <text:p text:style-name="P47">Support is given to the easy representation of common literal data such as strings, integers, floating point numbers, rational numbers, and complex numbers.</text:p>
            </text:list-item>
          </text:list>
        </text:list-item>
      </text:list>
      <text:list xml:id="list36700997" text:continue-list="list5947175407944399551" text:style-name="L1">
        <text:list-item>
          <text:p text:style-name="P46">Safe Data and Data Structures:</text:p>
        </text:list-item>
      </text:list>
      <text:list xml:id="list722248321905890823" text:style-name="L3">
        <text:list-item>
          <text:list>
            <text:list-item>
              <text:p text:style-name="P48">Simple, reliable arithmetic. In fOOrth, integer operations never overflow. Rational <text:soft-page-break/>values can be represented exactly, complex numbers are supported, and conversions between numeric types are simple.</text:p>
            </text:list-item>
            <text:list-item>
              <text:p text:style-name="P48">Strings grow as needed without the need to allocate space or worry about overflow.</text:p>
            </text:list-item>
            <text:list-item>
              <text:p text:style-name="P48">Data containers such as arrays and hashes grow as needed. Out of range subscripts cannot access undefined memory regions. </text:p>
            </text:list-item>
          </text:list>
        </text:list-item>
      </text:list>
      <text:list xml:id="list36694778" text:continue-list="list36700997" text:style-name="L1">
        <text:list-item>
          <text:p text:style-name="P46">Message Passing:</text:p>
        </text:list-item>
      </text:list>
      <text:list xml:id="list5971418526463968554" text:style-name="L4">
        <text:list-item>
          <text:list>
            <text:list-item>
              <text:p text:style-name="P58">In fOOrth all actions take the form of messages sent to a receiver.</text:p>
            </text:list-item>
            <text:list-item>
              <text:p text:style-name="P58">The routing of messages is specified by the exact type of the message.</text:p>
            </text:list-item>
            <text:list-item>
              <text:p text:style-name="P58">Message receivers include data items on the stack as well as the virtual machine object associated with the current thread of execution.</text:p>
            </text:list-item>
            <text:list-item>
              <text:p text:style-name="P58">Messages for which no routing specification can be found, generate an error at compile time.</text:p>
            </text:list-item>
          </text:list>
        </text:list-item>
      </text:list>
      <text:list xml:id="list36672243" text:continue-list="list36694778" text:style-name="L1">
        <text:list-item>
          <text:p text:style-name="P46">Object Oriented Design:</text:p>
        </text:list-item>
      </text:list>
      <text:list xml:id="list6753137429823757651" text:style-name="L5">
        <text:list-item>
          <text:list>
            <text:list-item>
              <text:p text:style-name="P49">Support class based inheritance, with a non-cyclic (single inheritance) tree derived from a common base Object class.</text:p>
            </text:list-item>
            <text:list-item>
              <text:p text:style-name="P59">Support late binding and polymorphism through message interface compatibility or “duck” typing.</text:p>
            </text:list-item>
          </text:list>
        </text:list-item>
      </text:list>
      <text:list xml:id="list36684717" text:continue-list="list36672243" text:style-name="L1">
        <text:list-item>
          <text:p text:style-name="P46">Meta programming: </text:p>
        </text:list-item>
      </text:list>
      <text:list xml:id="list4720149642384187543" text:style-name="L6">
        <text:list-item>
          <text:list>
            <text:list-item>
              <text:p text:style-name="P60">Support extensible language constructs by making the compiler an accessible part of the system.</text:p>
            </text:list-item>
          </text:list>
        </text:list-item>
      </text:list>
      <text:list xml:id="list36677055" text:continue-list="list36684717" text:style-name="L1">
        <text:list-item>
          <text:p text:style-name="P46">Reliability:</text:p>
        </text:list-item>
      </text:list>
      <text:list xml:id="list5111713531020527904" text:style-name="L7">
        <text:list-item>
          <text:list>
            <text:list-item>
              <text:p text:style-name="P61">Errors should be detected as soon as possible. </text:p>
            </text:list-item>
            <text:list-item>
              <text:p text:style-name="P61">Language constructs should not be designed in a way that causes simple coding errors to spin off into infinite loops. </text:p>
            </text:list-item>
          </text:list>
        </text:list-item>
      </text:list>
      <text:list xml:id="list36673596" text:continue-list="list36677055" text:style-name="L1">
        <text:list-item>
          <text:p text:style-name="P50">Building on the host language:</text:p>
        </text:list-item>
      </text:list>
      <text:list xml:id="list4157302613212292718" text:style-name="L8">
        <text:list-item>
          <text:list>
            <text:list-item>
              <text:p text:style-name="P5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10924560"/>Thanks<text:alphabetical-index-mark-end text:id="IMark1109245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294765842333678967" text:style-name="L9">
        <text:list-item>
          <text:p text:style-name="P62">ruby 1.9.3p484 (2013-11-22) [i386-mingw32]</text:p>
        </text:list-item>
        <text:list-item>
          <text:p text:style-name="P62">ruby 2.1.5p273 (2014-11-13 revision 48405) [i386-mingw32]</text:p>
        </text:list-item>
        <text:list-item>
          <text:p text:style-name="P62">Rubinius – to be tested!</text:p>
        </text:list-item>
        <text:list-item>
          <text:p text:style-name="P6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10924560"/>Rake<text:alphabetical-index-mark-end text:id="IMark11092456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10924560"/>Demo.rb<text:alphabetical-index-mark-end text:id="IMark1109245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10857364"/>drop<text:alphabetical-index-mark-end text:id="IMark11085736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110857364"/>dup<text:alphabetical-index-mark-end text:id="IMark11085736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3">&gt;</text:p>
          </table:table-cell>
        </table:table-row>
        <table:table-row table:style-name="Table54.1">
          <table:table-cell table:style-name="Table54.A2" office:value-type="string">
            <text:p text:style-name="P13"><text:alphabetical-index-mark-start text:id="IMark110857364"/>nip<text:alphabetical-index-mark-end text:id="IMark11085736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110857364"/>over<text:alphabetical-index-mark-end text:id="IMark11085736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10857364"/>pick<text:alphabetical-index-mark-end text:id="IMark11085736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10857364"/>swap<text:alphabetical-index-mark-end text:id="IMark11085736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3">&gt;</text:p>
          </table:table-cell>
        </table:table-row>
        <table:table-row table:style-name="Table54.1">
          <table:table-cell table:style-name="Table54.A2" office:value-type="string">
            <text:p text:style-name="P13"><text:alphabetical-index-mark-start text:id="IMark110857364"/>tuck<text:alphabetical-index-mark-end text:id="IMark11085736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428051476253167521" text:style-name="L10">
        <text:list-item>
          <text:p text:style-name="P52">To store return addresses for word calls. In fOOrth this is handled by the Ruby virtual machine.</text:p>
        </text:list-item>
        <text:list-item>
          <text:p text:style-name="P52">To store context for control structures. In fOOrth the context mechanism provides for a far richer and more reliable set of control, compile, and data structures.</text:p>
        </text:list-item>
        <text:list-item>
          <text:p text:style-name="P5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84060232"/>if<text:alphabetical-index-mark-end text:id="IMark18406023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84060232"/>switch<text:alphabetical-index-mark-end text:id="IMark18406023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84060232"/>do<text:alphabetical-index-mark-end text:id="IMark18406023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84060232"/>loop<text:alphabetical-index-mark-end text:id="IMark184060232"/>” commands mark the boundaries of the loop; The “<text:alphabetical-index-mark-start text:id="IMark184060472"/>i<text:alphabetical-index-mark-end text:id="IMark184060472"/>” command is used to retrieve the current loop counter value. For nested loops, the “<text:alphabetical-index-mark-start text:id="IMark110855876"/>j<text:alphabetical-index-mark-end text:id="IMark110855876"/>” command retrieves the value of the outer loops counter value. <text:s/>By default, the “loop” command adds one to the loop value. For more flexible looping, the “<text:alphabetical-index-mark-start text:id="IMark110856932"/>+loop<text:alphabetical-index-mark-end text:id="IMark11085693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0856932"/>-i<text:alphabetical-index-mark-end text:id="IMark110856932"/> and <text:alphabetical-index-mark-start text:id="IMark110855876"/>-j<text:alphabetical-index-mark-end text:id="IMark11085587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10855876"/>begin<text:alphabetical-index-mark-end text:id="IMark110855876"/>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353837623424905617" text:style-name="L11">
        <text:list-item>
          <text:p text:style-name="P53">begin … <text:alphabetical-index-mark-start text:id="IMark184060472"/>until<text:alphabetical-index-mark-end text:id="IMark184060472"/> – loops until the top of stack is true.</text:p>
        </text:list-item>
        <text:list-item>
          <text:p text:style-name="P53">begin … <text:alphabetical-index-mark-start text:id="IMark110855876"/>again<text:alphabetical-index-mark-end text:id="IMark110855876"/> – loops indefinitely </text:p>
        </text:list-item>
        <text:list-item>
          <text:p text:style-name="P53">begin … <text:alphabetical-index-mark-start text:id="IMark184060472"/>repeat<text:alphabetical-index-mark-end text:id="IMark18406047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84060472"/>Typing<text:alphabetical-index-mark-end text:id="IMark18406047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84060472"/>Duck Typing<text:alphabetical-index-mark-end text:id="IMark18406047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84060472"/>Declarations<text:alphabetical-index-mark-end text:id="IMark18406047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84060472"/>Scoping<text:alphabetical-index-mark-end text:id="IMark18406047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84060472"/><text:span text:style-name="T7">val:</text:span><text:alphabetical-index-mark-end text:id="IMark184060472"/> and <text:alphabetical-index-mark-start text:id="IMark110856932"/><text:span text:style-name="T7">var:</text:span><text:alphabetical-index-mark-end text:id="IMark11085693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0856932"/><text:span text:style-name="T7">.init</text:span><text:alphabetical-index-mark-end text:id="IMark110856932"/> method being the most popular since it is called to initialize a new instance of the object.</text:p>
      <text:p text:style-name="P3">Methods: <text:alphabetical-index-mark-start text:id="IMark110856932"/><text:span text:style-name="T7">val@:</text:span><text:alphabetical-index-mark-end text:id="IMark110856932"/> and <text:alphabetical-index-mark-start text:id="IMark184060472"/><text:span text:style-name="T7">var@:</text:span><text:alphabetical-index-mark-end text:id="IMark18406047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84060472"/><text:span text:style-name="T7">val#:</text:span><text:alphabetical-index-mark-end text:id="IMark184060472"/> and <text:alphabetical-index-mark-start text:id="IMark110856932"/><text:span text:style-name="T7">var#:</text:span><text:alphabetical-index-mark-end text:id="IMark11085693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10856932"/><text:span text:style-name="T7">val$:</text:span><text:alphabetical-index-mark-end text:id="IMark110856932"/> and <text:alphabetical-index-mark-start text:id="IMark184060472"/><text:span text:style-name="T7">var$:</text:span><text:alphabetical-index-mark-end text:id="IMark184060472"/></text:p>
      <text:p text:style-name="P3">Regex for valid local variable names: <text:span text:style-name="T7">/^\$[a-z][a-z0-9_]*$/</text:span></text:p>
      <text:p text:style-name="Text_20_body">Notes:</text:p>
      <text:p text:style-name="Text_20_body"/>
      <text:h text:style-name="Heading_20_2" text:outline-level="2"><text:alphabetical-index-mark-start text:id="IMark184060472"/>Referencing<text:alphabetical-index-mark-end text:id="IMark18406047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3">Task</text:p>
          </table:table-cell>
          <table:table-cell table:style-name="Table56.A1" office:value-type="string">
            <text:p text:style-name="P31">var</text:p>
          </table:table-cell>
          <table:table-cell table:style-name="Table56.C1" office:value-type="string">
            <text:p text:style-name="P31">val</text:p>
          </table:table-cell>
        </table:table-row>
        <table:table-row>
          <table:table-cell table:style-name="Table56.A2" office:value-type="string">
            <text:p text:style-name="P13">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3">Just what is being declared?</text:p>
          </table:table-cell>
          <table:table-cell table:style-name="Table56.A2" office:value-type="string">
            <text:p text:style-name="P25">A method (called score) that pushes a reference to the value onto the stack.</text:p>
          </table:table-cell>
          <table:table-cell table:style-name="Table56.C2" office:value-type="string">
            <text:p text:style-name="P25">A method (called max_score) that pushes the value onto the stack.</text:p>
          </table:table-cell>
        </table:table-row>
        <table:table-row>
          <table:table-cell table:style-name="Table56.A2" office:value-type="string">
            <text:p text:style-name="P13">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3">Update the value of the variable.</text:p>
          </table:table-cell>
          <table:table-cell table:style-name="Table56.A2" office:value-type="string">
            <text:p text:style-name="P10">1 score !</text:p>
          </table:table-cell>
          <table:table-cell table:style-name="Table56.C2" office:value-type="string">
            <text:p text:style-name="P10">-</text:p>
          </table:table-cell>
        </table:table-row>
        <table:table-row>
          <table:table-cell table:style-name="Table56.A2" office:value-type="string">
            <text:p text:style-name="P13">Get a reference to the variable.</text:p>
          </table:table-cell>
          <table:table-cell table:style-name="Table56.A2" office:value-type="string">
            <text:p text:style-name="P10">score</text:p>
          </table:table-cell>
          <table:table-cell table:style-name="Table56.C2" office:value-type="string">
            <text:p text:style-name="P10">-</text:p>
          </table:table-cell>
        </table:table-row>
      </table:table>
      <text:p text:style-name="P3"/>
      <text:h text:style-name="Heading_20_2" text:outline-level="2"><text:alphabetical-index-mark-start text:id="IMark184060472"/>Mutation<text:alphabetical-index-mark-end text:id="IMark184060472"/></text:h>
      <text:p text:style-name="P3"/>
      <text:p text:style-name="P3"/>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2">Object</text:p>
      <text:p text:style-name="P32"><text:tab/>Array</text:p>
      <text:p text:style-name="P32"><text:tab/>Class</text:p>
      <text:p text:style-name="P32"><text:tab/>Exception</text:p>
      <text:p text:style-name="P32"><text:tab/>FalseClass</text:p>
      <text:p text:style-name="P32"><text:tab/>Hash</text:p>
      <text:p text:style-name="P32"><text:tab/>InStream</text:p>
      <text:p text:style-name="P32"><text:tab/>MaxNumeric</text:p>
      <text:p text:style-name="P32"><text:tab/>MinNumeric</text:p>
      <text:p text:style-name="P32"><text:tab/>NilClass</text:p>
      <text:p text:style-name="P32"><text:tab/>Numeric</text:p>
      <text:p text:style-name="P32"><text:tab/><text:tab/>Complex</text:p>
      <text:p text:style-name="P32"><text:tab/><text:tab/>Float</text:p>
      <text:p text:style-name="P32"><text:tab/><text:tab/>Integer</text:p>
      <text:p text:style-name="P32"><text:tab/><text:tab/><text:tab/>Bignum</text:p>
      <text:p text:style-name="P32"><text:tab/><text:tab/><text:tab/>Fixnum</text:p>
      <text:p text:style-name="P32"><text:tab/><text:tab/>Rational</text:p>
      <text:p text:style-name="P32"><text:tab/>OutStream</text:p>
      <text:p text:style-name="P32"><text:tab/>Procedure</text:p>
      <text:p text:style-name="P32"><text:tab/>Queue</text:p>
      <text:p text:style-name="P32"><text:tab/>String</text:p>
      <text:p text:style-name="P32"><text:tab/>Thread</text:p>
      <text:p text:style-name="P32"><text:tab/>TrueClass</text:p>
      <text:p text:style-name="P3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84060472"/>Classes<text:alphabetical-index-mark-end text:id="IMark18406047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84060472"/>Inheritance<text:alphabetical-index-mark-end text:id="IMark18406047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84060472"/>Methods<text:alphabetical-index-mark-end text:id="IMark184060472"/></text:h>
      <text:p text:style-name="P3">All code in fOOrth is contained in methods. A method is a fragment of code that an object uses to respond to a message that has been sent to that object. In fOOrth there are three sorts of methods:</text:p>
      <text:list xml:id="list1242232099791829909" text:style-name="L12">
        <text:list-item>
          <text:p text:style-name="P54">Shared: Methods that are common to all instances of the class that contains them.</text:p>
        </text:list-item>
        <text:list-item>
          <text:p text:style-name="P54">Exclusive: Methods that are defined for one and only one object (and all of its clones that are created <text:span text:style-name="T2">after</text:span> the exclusive method is defined.).</text:p>
        </text:list-item>
        <text:list-item>
          <text:p text:style-name="P54">Local: Methods that are created in a context and are accessible only in that context. When the context concludes, these methods are no longer accessible.</text:p>
        </text:list-item>
      </text:list>
      <text:h text:style-name="Heading_20_3" text:outline-level="3"><text:alphabetical-index-mark-start text:id="IMark110855876"/>Late Binding<text:alphabetical-index-mark-end text:id="IMark110855876"/> and <text:alphabetical-index-mark-start text:id="IMark110856932"/>Polymorphism<text:alphabetical-index-mark-end text:id="IMark11085693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10856932"/>Method Mapping<text:alphabetical-index-mark-end text:id="IMark11085693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541766564611428820" text:style-name="L13">
        <text:list-item>
          <text:p text:style-name="P55">The strings used by fOOrth needed to be converted to Ruby symbols to allow code to be executed in Ruby.</text:p>
        </text:list-item>
        <text:list-item>
          <text:p text:style-name="P55">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5">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10855876"/>SymbolMap<text:alphabetical-index-mark-end text:id="IMark110855876"/> class. This class creates mappings in one of two ways:</text:p>
      <text:list xml:id="list4165385782107296475" text:style-name="L14">
        <text:list-item>
          <text:p text:style-name="P5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10855876"/>Routing<text:alphabetical-index-mark-end text:id="IMark11085587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083632092413340829" text:style-name="L15">
        <text:list-item>
          <text:p text:style-name="P57">The defining word used to create the method.</text:p>
        </text:list-item>
        <text:list-item>
          <text:p text:style-name="P57">The receiver of the defining word used to create the method.</text:p>
        </text:list-item>
        <text:list-item>
          <text:p text:style-name="P57">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10857364"/>:<text:alphabetical-index-mark-end text:id="IMark110857364"/></text:p>
          </table:table-cell>
          <table:table-cell table:style-name="Table9.A2" office:value-type="string">
            <text:p text:style-name="P10">N/A</text:p>
          </table:table-cell>
          <table:table-cell table:style-name="Table9.A2" office:value-type="string">
            <text:p text:style-name="P17">any<text:note text:id="ftn24" text:note-class="footnote"><text:note-citation>24</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5" text:note-class="footnote"><text:note-citation>25</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10857364"/>.:<text:alphabetical-index-mark-end text:id="IMark11085736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6" text:note-class="footnote"><text:note-citation>26</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7" text:note-class="footnote"><text:note-citation>27</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8" text:note-class="footnote"><text:note-citation>28</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9" text:note-class="footnote"><text:note-citation>29</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10857364"/>.::<text:alphabetical-index-mark-end text:id="IMark11085736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10896076"/>do_map_name<text:alphabetical-index-mark-end text:id="IMark1108960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8">Code</text:p>
            </table:table-cell>
            <table:covered-table-cell/>
            <table:covered-table-cell/>
            <table:table-cell table:style-name="Table55.D1" office:value-type="string">
              <text:p text:style-name="P27">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0</text:p>
          </table:table-cell>
          <table:table-cell table:style-name="Table55.D2" office:value-type="string">
            <text:p text:style-name="P24">Syntax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1</text:p>
          </table:table-cell>
          <table:table-cell table:style-name="Table55.D2" office:value-type="string">
            <text:p text:style-name="P24">Specification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9">F</text:p>
          </table:table-cell>
          <table:table-cell table:style-name="Table55.A2" office:value-type="string">
            <text:p text:style-name="P29">1</text:p>
          </table:table-cell>
          <table:table-cell table:style-name="Table55.A1" office:value-type="string">
            <text:p text:style-name="P29">3</text:p>
          </table:table-cell>
          <table:table-cell table:style-name="Table55.D2" office:value-type="string">
            <text:p text:style-name="P30">Invalid Operation for Target.</text:p>
          </table:table-cell>
        </table:table-row>
        <table:table-row table:style-name="Table55.1">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29"/>
          </table:table-cell>
          <table:table-cell table:style-name="Table55.D2" office:value-type="string">
            <text:p text:style-name="P30"/>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1</text:p>
          </table:table-cell>
          <table:table-cell table:style-name="Table55.D2" office:value-type="string">
            <text:p text:style-name="P24">Stack/Queue Underflow</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6">F</text:p>
          </table:table-cell>
          <table:table-cell table:style-name="Table55.A2" office:value-type="string">
            <text:p text:style-name="P26">4</text:p>
          </table:table-cell>
          <table:table-cell table:style-name="Table55.A2" office:value-type="string">
            <text:p text:style-name="P26">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6">F</text:p>
          </table:table-cell>
          <table:table-cell table:style-name="Table55.A2" office:value-type="string">
            <text:p text:style-name="P26">6</text:p>
          </table:table-cell>
          <table:table-cell table:style-name="Table55.A2" office:value-type="string">
            <text:p text:style-name="P26">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9">F</text:p>
          </table:table-cell>
          <table:table-cell table:style-name="Table55.A2" office:value-type="string">
            <text:p text:style-name="P29">9</text:p>
          </table:table-cell>
          <table:table-cell table:style-name="Table55.A2" office:value-type="string">
            <text:p text:style-name="P29">0</text:p>
          </table:table-cell>
          <table:table-cell table:style-name="Table55.D2" office:value-type="string">
            <text:p text:style-name="P30">Internal Compiler Data Structure Error</text:p>
          </table:table-cell>
        </table:table-row>
      </table:table>
      <text:p text:style-name="Text_20_body"/>
      <text:h text:style-name="Heading_20_1" text:outline-level="1"><text:alphabetical-index-mark-start text:id="IMark110896076"/>Array<text:alphabetical-index-mark-end text:id="IMark11089607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0896076"/>Class<text:alphabetical-index-mark-end text:id="IMark11089607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0896076"/>Complex<text:alphabetical-index-mark-end text:id="IMark11089607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0" text:note-class="footnote"><text:note-citation>3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5.B1" office:value-type="string">
            <text:p text:style-name="P11">Value<text:note text:id="ftn32" text:note-class="footnote"><text:note-citation>3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10895884"/>.cbrt<text:alphabetical-index-mark-end text:id="IMark11089588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10896028"/>.e**<text:alphabetical-index-mark-end text:id="IMark11089602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10895884"/>.split<text:alphabetical-index-mark-end text:id="IMark11089588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10896028"/>.sqrt<text:alphabetical-index-mark-end text:id="IMark11089602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10896412"/>Exception<text:alphabetical-index-mark-end text:id="IMark110896412"/></text:h>
      <text:p text:style-name="Text_20_body"/>
      <text:p text:style-name="Text_20_body">Inheritance: Exception <text:span text:style-name="T9">←</text:span> Object</text:p>
      <text:p text:style-name="Code"/>
      <text:p text:style-name="P35"/>
      <text:p text:style-name="Code"/>
      <text:p text:style-name="Text_20_body">Ipsum lorem</text:p>
      <text:h text:style-name="Heading_20_2" text:outline-level="2"/>
      <text:h text:style-name="Heading_20_1" text:outline-level="1"><text:alphabetical-index-mark-start text:id="IMark110896412"/>FalseClass<text:alphabetical-index-mark-end text:id="IMark11089641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10896028"/>&amp;&amp;<text:alphabetical-index-mark-end text:id="IMark11089602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10896028"/>^^<text:alphabetical-index-mark-end text:id="IMark11089602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10896028"/>||<text:alphabetical-index-mark-end text:id="IMark11089602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10896412"/>Float<text:alphabetical-index-mark-end text:id="IMark11089641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3" text:note-class="footnote"><text:note-citation>3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4" text:note-class="footnote"><text:note-citation>3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5" text:note-class="footnote"><text:note-citation>35</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0896796"/>Hash<text:alphabetical-index-mark-end text:id="IMark11089679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0896796"/>InStream<text:alphabetical-index-mark-end text:id="IMark11089679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10896796"/>Integer<text:alphabetical-index-mark-end text:id="IMark11089679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6" text:note-class="footnote"><text:note-citation>3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7" text:note-class="footnote"><text:note-citation>3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8" text:note-class="footnote"><text:note-citation>38</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10897084"/><text:alphabetical-index-mark-start text:id="IMark110897036"/>MaxNumeric<text:alphabetical-index-mark-end text:id="IMark110897036"/><text:alphabetical-index-mark-end text:id="IMark11089708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10897084"/><text:alphabetical-index-mark-start text:id="IMark110897036"/>MinNumeric<text:alphabetical-index-mark-end text:id="IMark110897036"/><text:alphabetical-index-mark-end text:id="IMark11089708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10897084"/><text:alphabetical-index-mark-start text:id="IMark110897036"/><text:alphabetical-index-mark-start text:id="IMark110896988"/>NilClass<text:alphabetical-index-mark-end text:id="IMark110896988"/><text:alphabetical-index-mark-end text:id="IMark110897036"/><text:alphabetical-index-mark-end text:id="IMark110897084"/></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0896748"/>&amp;&amp;<text:alphabetical-index-mark-end text:id="IMark11089674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0896748"/>^^<text:alphabetical-index-mark-end text:id="IMark11089674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0896748"/>||<text:alphabetical-index-mark-end text:id="IMark11089674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0897084"/>Numeric<text:alphabetical-index-mark-end text:id="IMark11089708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10897084"/>Object<text:alphabetical-index-mark-end text:id="IMark110897084"/></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10896748"/>&amp;&amp;<text:alphabetical-index-mark-end text:id="IMark11089674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10896748"/>)methods<text:alphabetical-index-mark-end text:id="IMark11089674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10896748"/>.<text:alphabetical-index-mark-end text:id="IMark11089674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10896748"/>.::<text:alphabetical-index-mark-end text:id="IMark11089674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10896748"/>inst:<text:alphabetical-index-mark-end text:id="IMark11089674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10896748"/>local:<text:alphabetical-index-mark-end text:id="IMark11089674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10896748"/>super<text:alphabetical-index-mark-end text:id="IMark11089674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10896748"/>;<text:alphabetical-index-mark-end text:id="IMark11089674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10896748"/>.class<text:alphabetical-index-mark-end text:id="IMark110896748"/>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10896748"/>.clone<text:alphabetical-index-mark-end text:id="IMark11089674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10896748"/>.copy<text:alphabetical-index-mark-end text:id="IMark11089674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10896748"/>.init<text:alphabetical-index-mark-end text:id="IMark11089674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10896748"/>.is_class?<text:alphabetical-index-mark-end text:id="IMark11089674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10896748"/>.name<text:alphabetical-index-mark-end text:id="IMark11089674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10896748"/>.strlen<text:alphabetical-index-mark-end text:id="IMark11089674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10896748"/>.to_f<text:alphabetical-index-mark-end text:id="IMark11089674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10896748"/>.to_f!<text:alphabetical-index-mark-end text:id="IMark11089674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10896748"/>.to_i<text:alphabetical-index-mark-end text:id="IMark11089674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10896748"/>.to_i!<text:alphabetical-index-mark-end text:id="IMark11089674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10896748"/>.to_n<text:alphabetical-index-mark-end text:id="IMark11089674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10896748"/>.to_n!<text:alphabetical-index-mark-end text:id="IMark11089674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10896748"/>.to_r<text:alphabetical-index-mark-end text:id="IMark11089674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10896748"/>.to_r!<text:alphabetical-index-mark-end text:id="IMark11089674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10896748"/>.to_s<text:alphabetical-index-mark-end text:id="IMark11089674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10896748"/>.to_x<text:alphabetical-index-mark-end text:id="IMark11089674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10896748"/>.to_x!<text:alphabetical-index-mark-end text:id="IMark11089674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10896748"/>&lt;&gt;<text:alphabetical-index-mark-end text:id="IMark11089674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10896748"/>=<text:alphabetical-index-mark-end text:id="IMark11089674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10896748"/>^^<text:alphabetical-index-mark-end text:id="IMark11089674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10896748"/>distinct?<text:alphabetical-index-mark-end text:id="IMark11089674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10896748"/>identical?<text:alphabetical-index-mark-end text:id="IMark11089674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10896748"/>max<text:alphabetical-index-mark-end text:id="IMark11089674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10896748"/>min<text:alphabetical-index-mark-end text:id="IMark1108967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10896748"/>nil&lt;&gt;<text:alphabetical-index-mark-end text:id="IMark11089674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10896748"/>nil=<text:alphabetical-index-mark-end text:id="IMark1108967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10896748"/>not<text:alphabetical-index-mark-end text:id="IMark1108967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10896748"/>||<text:alphabetical-index-mark-end text:id="IMark11089674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10897084"/>OutStream<text:alphabetical-index-mark-end text:id="IMark11089708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10897084"/>Procedure<text:alphabetical-index-mark-end text:id="IMark11089708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10897084"/>Queue<text:alphabetical-index-mark-end text:id="IMark11089708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10897084"/>Rational<text:alphabetical-index-mark-end text:id="IMark11089708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9" text:note-class="footnote"><text:note-citation>3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40" text:note-class="footnote"><text:note-citation>40</text:note-citation><text:note-body><text:p text:style-name="Footnote">No spaces are permitted within the literal.</text:p></text:note-body></text:note></text:p>
          </table:table-cell>
          <table:table-cell table:style-name="Table6.B1" office:value-type="string">
            <text:p text:style-name="P11">Value<text:note text:id="ftn41" text:note-class="footnote"><text:note-citation>4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0896940"/>.split<text:alphabetical-index-mark-end text:id="IMark1108969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10898092"/>Stack<text:alphabetical-index-mark-end text:id="IMark11089809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10898092"/>String<text:alphabetical-index-mark-end text:id="IMark11089809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10898092"/>Thread<text:alphabetical-index-mark-end text:id="IMark11089809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10898092"/><text:alphabetical-index-mark-start text:id="IMark110898044"/><text:alphabetical-index-mark-start text:id="IMark110897996"/>TrueClass<text:alphabetical-index-mark-end text:id="IMark110897996"/><text:alphabetical-index-mark-end text:id="IMark110898044"/><text:alphabetical-index-mark-end text:id="IMark11089809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3"/>
      <text:h text:style-name="Heading_20_1" text:outline-level="1"><text:alphabetical-index-mark-start text:id="IMark110898092"/>VirtualMachine<text:alphabetical-index-mark-end text:id="IMark11089809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10898092"/>Commands<text:alphabetical-index-mark-end text:id="IMark11089809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2" text:note-class="footnote"><text:note-citation>4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42">A</text:p>
          <text:p text:style-name="P41">again<text:tab/>24</text:p>
          <text:p text:style-name="P41">Array<text:tab/>35</text:p>
          <text:p text:style-name="P42">B</text:p>
          <text:p text:style-name="P41">begin<text:tab/>24</text:p>
          <text:p text:style-name="P42">C</text:p>
          <text:p text:style-name="P41">Class<text:tab/>36</text:p>
          <text:p text:style-name="P41">Classes<text:tab/>28</text:p>
          <text:p text:style-name="P41">Commands<text:tab/>72</text:p>
          <text:p text:style-name="P41">Complex<text:tab/>37</text:p>
          <text:p text:style-name="P42">D</text:p>
          <text:p text:style-name="P41">Declarations<text:tab/>25</text:p>
          <text:p text:style-name="P41">Demo.rb<text:tab/>11</text:p>
          <text:p text:style-name="P41">distinct?<text:tab/>58</text:p>
          <text:p text:style-name="P41">do<text:tab/>22</text:p>
          <text:p text:style-name="P41">do_map_name<text:tab/>32</text:p>
          <text:p text:style-name="P41">drop<text:tab/>18</text:p>
          <text:p text:style-name="P41">Duck Typing<text:tab/>25</text:p>
          <text:p text:style-name="P41">dup<text:tab/>18</text:p>
          <text:p text:style-name="P42">E</text:p>
          <text:p text:style-name="P41">Exception<text:tab/>39</text:p>
          <text:p text:style-name="P42">F</text:p>
          <text:p text:style-name="P41">FalseClass<text:tab/>40</text:p>
          <text:p text:style-name="P41">Float<text:tab/>42</text:p>
          <text:p text:style-name="P42">H</text:p>
          <text:p text:style-name="P41">Hash<text:tab/>43</text:p>
          <text:p text:style-name="P42">I</text:p>
          <text:p text:style-name="P41">i<text:tab/>22</text:p>
          <text:p text:style-name="P41">identical?<text:tab/>59</text:p>
          <text:p text:style-name="P41">if<text:tab/>20</text:p>
          <text:p text:style-name="P41">Inheritance<text:tab/>29</text:p>
          <text:p text:style-name="P41">inst:<text:tab/>52</text:p>
          <text:p text:style-name="P41">InStream<text:tab/>44</text:p>
          <text:p text:style-name="P41">Integer<text:tab/>45</text:p>
          <text:p text:style-name="P42">J</text:p>
          <text:p text:style-name="P41">j<text:tab/>22</text:p>
          <text:p text:style-name="P42">L</text:p>
          <text:p text:style-name="P41">Late Binding<text:tab/>29</text:p>
          <text:p text:style-name="P41">local:<text:tab/>52</text:p>
          <text:p text:style-name="P41">loop<text:tab/>22</text:p>
          <text:p text:style-name="P42">M</text:p>
          <text:p text:style-name="P41">max<text:tab/>59</text:p>
          <text:p text:style-name="P41">MaxNumeric<text:tab/>47</text:p>
          <text:p text:style-name="P41">Method Mapping<text:tab/>30</text:p>
          <text:p text:style-name="P41">Methods<text:tab/>29</text:p>
          <text:p text:style-name="P41">min<text:tab/>59</text:p>
          <text:p text:style-name="P41">MinNumeric<text:tab/>48</text:p>
          <text:p text:style-name="P41">Mutation<text:tab/>27</text:p>
          <text:p text:style-name="P42">N</text:p>
          <text:p text:style-name="P41">nil&lt;&gt;<text:tab/>60</text:p>
          <text:p text:style-name="P41">nil=<text:tab/>60</text:p>
          <text:p text:style-name="P41">NilClass<text:tab/>49</text:p>
          <text:p text:style-name="P41">nip<text:tab/>18</text:p>
          <text:p text:style-name="P41">not<text:tab/>60</text:p>
          <text:p text:style-name="P41">Numeric<text:tab/>50</text:p>
          <text:p text:style-name="P42">O</text:p>
          <text:p text:style-name="P41">Object<text:tab/>51</text:p>
          <text:p text:style-name="P41">OutStream<text:tab/>61</text:p>
          <text:p text:style-name="P41">over<text:tab/>18</text:p>
          <text:p text:style-name="P42">P</text:p>
          <text:p text:style-name="P41">pick<text:tab/>18</text:p>
          <text:p text:style-name="P41">Polymorphism<text:tab/>29</text:p>
          <text:p text:style-name="P41">Procedure<text:tab/>62</text:p>
          <text:p text:style-name="P42">Q</text:p>
          <text:p text:style-name="P41">Queue<text:tab/>63</text:p>
          <text:p text:style-name="P42">R</text:p>
          <text:p text:style-name="P41">Rake<text:tab/>11</text:p>
          <text:p text:style-name="P41">Rational<text:tab/>64</text:p>
          <text:p text:style-name="P41">Referencing<text:tab/>26</text:p>
          <text:p text:style-name="P41">repeat<text:tab/>24</text:p>
          <text:p text:style-name="P41">Routing<text:tab/>31</text:p>
          <text:p text:style-name="P42">S</text:p>
          <text:p text:style-name="P41">Scoping<text:tab/>25</text:p>
          <text:p text:style-name="P41">Stack<text:tab/>66</text:p>
          <text:p text:style-name="P41">String<text:tab/>67</text:p>
          <text:p text:style-name="P41">super<text:tab/>52</text:p>
          <text:p text:style-name="P41">swap<text:tab/>19</text:p>
          <text:p text:style-name="P41">switch<text:tab/>20</text:p>
          <text:p text:style-name="P41">SymbolMap<text:tab/>30</text:p>
          <text:p text:style-name="P42">T</text:p>
          <text:p text:style-name="P41">Thanks<text:tab/>9</text:p>
          <text:p text:style-name="P41">Thread<text:tab/>68</text:p>
          <text:p text:style-name="P41">TrueClass<text:tab/>69</text:p>
          <text:p text:style-name="P41">tuck<text:tab/>19</text:p>
          <text:p text:style-name="P41">Typing<text:tab/>25</text:p>
          <text:p text:style-name="P42">U</text:p>
          <text:p text:style-name="P41">until<text:tab/>24</text:p>
          <text:p text:style-name="P42">V</text:p>
          <text:p text:style-name="P41">val:<text:tab/>25</text:p>
          <text:p text:style-name="P41">val@:<text:tab/>26</text:p>
          <text:p text:style-name="P41">val#:<text:tab/>26</text:p>
          <text:p text:style-name="P41">val$:<text:tab/>26</text:p>
          <text:p text:style-name="P41">var:<text:tab/>25</text:p>
          <text:p text:style-name="P41">var@:<text:tab/>26</text:p>
          <text:p text:style-name="P41">var#:<text:tab/>26</text:p>
          <text:p text:style-name="P41">var$:<text:tab/>26</text:p>
          <text:p text:style-name="P41">VirtualMachine<text:tab/>70</text:p>
          <text:p text:style-name="P42">^</text:p>
          <text:p text:style-name="P41">^^<text:tab/>40, 49, 58</text:p>
          <text:p text:style-name="P42">-</text:p>
          <text:p text:style-name="P41">-i<text:tab/>22</text:p>
          <text:p text:style-name="P41">-j<text:tab/>22</text:p>
          <text:p text:style-name="P42">;</text:p>
          <text:p text:style-name="P41">;<text:tab/>52</text:p>
          <text:p text:style-name="P42">:</text:p>
          <text:p text:style-name="P41">:<text:tab/>31</text:p>
          <text:p text:style-name="P42">.</text:p>
          <text:p text:style-name="P41">.<text:tab/>51</text:p>
          <text:p text:style-name="P41">.:<text:tab/>31</text:p>
          <text:p text:style-name="P41">.::<text:tab/>31, 52</text:p>
          <text:p text:style-name="P41">.cbrt<text:tab/>38</text:p>
          <text:p text:style-name="P41">.class<text:tab/>52</text:p>
          <text:p text:style-name="P41">.clone<text:tab/>53</text:p>
          <text:p text:style-name="P41">.copy<text:tab/>53</text:p>
          <text:p text:style-name="P41">.e**<text:tab/>38</text:p>
          <text:p text:style-name="P41">.init<text:tab/>26, 53</text:p>
          <text:p text:style-name="P41">.is_class?<text:tab/>53</text:p>
          <text:p text:style-name="P41">.name<text:tab/>54</text:p>
          <text:p text:style-name="P41">.split<text:tab/>38, 64</text:p>
          <text:p text:style-name="P41">.sqrt<text:tab/>38</text:p>
          <text:p text:style-name="P41">.strlen<text:tab/>54</text:p>
          <text:p text:style-name="P41">.to_f<text:tab/>54</text:p>
          <text:p text:style-name="P41">.to_f!<text:tab/>55</text:p>
          <text:p text:style-name="P41">.to_i<text:tab/>55</text:p>
          <text:p text:style-name="P41">.to_i!<text:tab/>55</text:p>
          <text:p text:style-name="P41">.to_n<text:tab/>55</text:p>
          <text:p text:style-name="P41">.to_n!<text:tab/>56</text:p>
          <text:p text:style-name="P41">.to_r<text:tab/>56</text:p>
          <text:p text:style-name="P41">.to_r!<text:tab/>57</text:p>
          <text:p text:style-name="P41">.to_s<text:tab/>57</text:p>
          <text:p text:style-name="P41">.to_x<text:tab/>57</text:p>
          <text:p text:style-name="P41">.to_x!<text:tab/>58</text:p>
          <text:p text:style-name="P42">)</text:p>
          <text:p text:style-name="P41">)methods<text:tab/>51</text:p>
          <text:p text:style-name="P42">&amp;</text:p>
          <text:p text:style-name="P41">&amp;&amp;<text:tab/>40, 49, 51</text:p>
          <text:p text:style-name="P42">+</text:p>
          <text:p text:style-name="P41">+loop<text:tab/>22</text:p>
          <text:p text:style-name="P42">&lt;</text:p>
          <text:p text:style-name="P41">&lt;&gt;<text:tab/>58</text:p>
          <text:p text:style-name="P42">=</text:p>
          <text:p text:style-name="P41">=<text:tab/>58</text:p>
          <text:p text:style-name="P42">|</text:p>
          <text:p text:style-name="P41">||<text:tab/>40, 49, 60</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8</text:page-number> of <text:page-count>7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10H41M34S</meta:editing-duration>
    <meta:editing-cycles>1136</meta:editing-cycles>
    <meta:generator>OpenOffice/4.1.1$Win32 OpenOffice.org_project/411m6$Build-9775</meta:generator>
    <dc:date>2015-02-28T16:52:06.45</dc:date>
    <dc:creator>Peter Camilleri</dc:creator>
    <meta:printed-by>Peter Camilleri</meta:printed-by>
    <meta:print-date>2015-02-10T10:49:15.76</meta:print-date>
    <meta:document-statistic meta:table-count="56" meta:image-count="0" meta:object-count="0" meta:page-count="78" meta:paragraph-count="1909" meta:word-count="12712" meta:character-count="77056"/>
    <meta:template xlink:type="simple" xlink:actuate="onRequest" xlink:title="MyDefault" xlink:href="../../../../OpenOffice.org/3/user/template/MyDefault.ott" meta:date="2014-06-26T22:09:00.24"/>
  </office:meta>
</office:document-meta>
</file>